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2.564cm" svg:height="12.929cm" svg:x="5.582cm" svg:y="0.981cm">
            <draw:object draw:notify-on-update-of-ranges="Feuille1.B3:Feuille1.B3 Feuille1.B4:Feuille1.B33 Feuille1.C3:Feuille1.C3 Feuille1.C4:Feuille1.C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office:value-type="string" calcext:value-type="string">
            <text:p>Ru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S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19" calcext:value-type="float">
            <text:p>4519</text:p>
          </table:table-cell>
          <table:table-cell office:value-type="float" office:value="6194" calcext:value-type="float">
            <text:p>6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8" calcext:value-type="float">
            <text:p>2708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66" calcext:value-type="float">
            <text:p>2166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80" calcext:value-type="float">
            <text:p>2080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98" calcext:value-type="float">
            <text:p>1998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90" calcext:value-type="float">
            <text:p>2090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70" calcext:value-type="float">
            <text:p>1970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16" calcext:value-type="float">
            <text:p>1916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01" calcext:value-type="float">
            <text:p>1901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51" calcext:value-type="float">
            <text:p>2051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81" calcext:value-type="float">
            <text:p>1981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56" calcext:value-type="float">
            <text:p>195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53" calcext:value-type="float">
            <text:p>19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44" calcext:value-type="float">
            <text:p>1944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93" calcext:value-type="float">
            <text:p>1993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70" calcext:value-type="float">
            <text:p>1970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67" calcext:value-type="float">
            <text:p>1967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29" calcext:value-type="float">
            <text:p>1929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27" calcext:value-type="float">
            <text:p>1927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68" calcext:value-type="float">
            <text:p>1968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40" calcext:value-type="float">
            <text:p>204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61" calcext:value-type="float">
            <text:p>1961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96" calcext:value-type="float">
            <text:p>1996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96" calcext:value-type="float">
            <text:p>1996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5" calcext:value-type="float">
            <text:p>2015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53" calcext:value-type="float">
            <text:p>205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82" calcext:value-type="float">
            <text:p>1982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55" calcext:value-type="float">
            <text:p>195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86" calcext:value-type="float">
            <text:p>1986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91" calcext:value-type="float">
            <text:p>1991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80" calcext:value-type="float">
            <text:p>1980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60" calcext:value-type="float">
            <text:p>1960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65" calcext:value-type="float">
            <text:p>196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85" calcext:value-type="float">
            <text:p>198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47" calcext:value-type="float">
            <text:p>1947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71" calcext:value-type="float">
            <text:p>1971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89" calcext:value-type="float">
            <text:p>1989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74" calcext:value-type="float">
            <text:p>1974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50" calcext:value-type="float">
            <text:p>205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66" calcext:value-type="float">
            <text:p>19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70" calcext:value-type="float">
            <text:p>1970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60" calcext:value-type="float">
            <text:p>1960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67" calcext:value-type="float">
            <text:p>1967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31" calcext:value-type="float">
            <text:p>1931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34" calcext:value-type="float">
            <text:p>1934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41" calcext:value-type="float">
            <text:p>1941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83" calcext:value-type="float">
            <text:p>1983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63" calcext:value-type="float">
            <text:p>196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18" calcext:value-type="float">
            <text:p>2118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146" calcext:value-type="float">
            <text:p>2146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89" calcext:value-type="float">
            <text:p>1989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54" calcext:value-type="float">
            <text:p>1954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04" calcext:value-type="float">
            <text:p>2104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22" calcext:value-type="float">
            <text:p>2222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94" calcext:value-type="float">
            <text:p>1994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35" calcext:value-type="float">
            <text:p>1935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40" calcext:value-type="float">
            <text:p>1940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54" calcext:value-type="float">
            <text:p>1954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65" calcext:value-type="float">
            <text:p>196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43" calcext:value-type="float">
            <text:p>1943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22" calcext:value-type="float">
            <text:p>1922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85" calcext:value-type="float">
            <text:p>1985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49" calcext:value-type="float">
            <text:p>1949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63" calcext:value-type="float">
            <text:p>1963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27" calcext:value-type="float">
            <text:p>1927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50" calcext:value-type="float">
            <text:p>1950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60" calcext:value-type="float">
            <text:p>1960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53" calcext:value-type="float">
            <text:p>1953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35" calcext:value-type="float">
            <text:p>1935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27" calcext:value-type="float">
            <text:p>192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41" calcext:value-type="float">
            <text:p>2041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44" calcext:value-type="float">
            <text:p>1944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40" calcext:value-type="float">
            <text:p>194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937" calcext:value-type="float">
            <text:p>1937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25" calcext:value-type="float">
            <text:p>1925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34" calcext:value-type="float">
            <text:p>1934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44" calcext:value-type="float">
            <text:p>1944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20" calcext:value-type="float">
            <text:p>2020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34" calcext:value-type="float">
            <text:p>1934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66" calcext:value-type="float">
            <text:p>1966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22" calcext:value-type="float">
            <text:p>2022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86" calcext:value-type="float">
            <text:p>1986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53" calcext:value-type="float">
            <text:p>1953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56" calcext:value-type="float">
            <text:p>1956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17" calcext:value-type="float">
            <text:p>1917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931" calcext:value-type="float">
            <text:p>1931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85" calcext:value-type="float">
            <text:p>198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947" calcext:value-type="float">
            <text:p>1947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46" calcext:value-type="float">
            <text:p>1946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23" calcext:value-type="float">
            <text:p>192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70" calcext:value-type="float">
            <text:p>1970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95" calcext:value-type="float">
            <text:p>1995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39" calcext:value-type="float">
            <text:p>1939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19" calcext:value-type="float">
            <text:p>191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96" calcext:value-type="float">
            <text:p>1996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67" calcext:value-type="float">
            <text:p>1967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19" calcext:value-type="float">
            <text:p>1919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yenne</text:p>
          </table:table-cell>
          <table:table-cell table:formula="of:=AVERAGE([.B4:.B103])/1000" office:value-type="float" office:value="2.00986" calcext:value-type="float">
            <text:p>2,00986</text:p>
          </table:table-cell>
          <table:table-cell table:formula="of:=AVERAGE([.C4:.C103])/100" office:value-type="float" office:value="8.2578" calcext:value-type="float">
            <text:p>8,2578</text:p>
          </table:table-cell>
        </table:table-row>
        <table:table-row table:style-name="ro3">
          <table:table-cell office:value-type="string" calcext:value-type="string">
            <text:p>Median</text:p>
          </table:table-cell>
          <table:table-cell table:formula="of:=MEDIAN( [.B4:.B103])/1000" office:value-type="float" office:value="1.966" calcext:value-type="float">
            <text:p>1,966</text:p>
          </table:table-cell>
          <table:table-cell table:formula="of:=MEDIAN( [.C4:.C103])/100" office:value-type="float" office:value="7.145" calcext:value-type="float">
            <text:p>7,145</text:p>
          </table:table-cell>
        </table:table-row>
        <table:table-row table:style-name="ro3">
          <table:table-cell office:value-type="string" calcext:value-type="string">
            <text:p>Standard Deviation</text:p>
          </table:table-cell>
          <table:table-cell table:formula="of:=STDEV([.B4:.B103])/1000" office:value-type="float" office:value="0.269346310068422" calcext:value-type="float">
            <text:p>0,2693463101</text:p>
          </table:table-cell>
          <table:table-cell table:formula="of:=STDEV([.C4:.C103])/100" office:value-type="float" office:value="5.80559179767336" calcext:value-type="float">
            <text:p>5,80559179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delhumeau </meta:initial-creator>
    <meta:creation-date>2014-04-28T17:13:14.141365774</meta:creation-date>
    <dc:date>2014-04-28T17:31:53.372048826</dc:date>
    <dc:creator>gdelhumeau </dc:creator>
    <meta:editing-duration>PT1M29S</meta:editing-duration>
    <meta:editing-cycles>1</meta:editing-cycles>
    <meta:document-statistic meta:table-count="1" meta:cell-count="312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65cm" svg:height="12.93cm" xlink:href=".." xlink:type="simple" chart:class="chart:line" chart:style-name="ch1">
        <chart:legend chart:legend-position="end" svg:x="20.268cm" svg:y="5.917cm" style:legend-expansion="high" chart:style-name="ch2"/>
        <chart:plot-area chart:style-name="ch3" table:cell-range-address="Feuille1.B3:Feuille1.C33" chart:data-source-has-labels="row" svg:x="1.462cm" svg:y="1.167cm" svg:width="17.904cm" svg:height="10.524cm">
          <chartooo:coordinate-region svg:x="2.454cm" svg:y="1.367cm" svg:width="16.725cm" svg:height="9.677cm"/>
          <chart:axis chart:dimension="x" chart:name="primary-x" chart:style-name="ch4">
            <chart:title svg:x="9.973cm" svg:y="11.949cm" chart:style-name="ch5">
              <text:p>Runs</text:p>
            </chart:title>
          </chart:axis>
          <chart:axis chart:dimension="y" chart:name="primary-y" chart:style-name="ch4">
            <chart:title svg:x="0.451cm" svg:y="7.187cm" chart:style-name="ch6">
              <text:p>Time (ms)</text:p>
            </chart:title>
            <chart:grid chart:style-name="ch7" chart:class="major"/>
          </chart:axis>
          <chart:series chart:style-name="ch8" chart:values-cell-range-address="Feuille1.B4:Feuille1.B33" chart:label-cell-address="Feuille1.B3:Feuille1.B3" chart:class="chart:line">
            <chart:data-point chart:repeated="30"/>
          </chart:series>
          <chart:series chart:style-name="ch9" chart:values-cell-range-address="Feuille1.C4:Feuille1.C33" chart:label-cell-address="Feuille1.C3:Feuille1.C3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SS</text:p>
                <draw:g>
                  <svg:desc>Feuille1.B3:Feuille1.B3</svg:desc>
                </draw:g>
              </table:table-cell>
              <table:table-cell office:value-type="string">
                <text:p>SASS</text:p>
                <draw:g>
                  <svg:desc>Feuille1.C3:Feuille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19">
                <text:p>4519</text:p>
                <draw:g>
                  <svg:desc>Feuille1.B4:Feuille1.B33</svg:desc>
                </draw:g>
              </table:table-cell>
              <table:table-cell office:value-type="float" office:value="6194">
                <text:p>6194</text:p>
                <draw:g>
                  <svg:desc>Feuille1.C4:Feuille1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08">
                <text:p>2708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66">
                <text:p>2166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0">
                <text:p>2080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90">
                <text:p>2090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70">
                <text:p>1970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16">
                <text:p>1916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1">
                <text:p>1901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3">
                <text:p>2013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51">
                <text:p>2051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81">
                <text:p>1981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6">
                <text:p>1956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3">
                <text:p>1953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16">
                <text:p>2016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44">
                <text:p>1944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3">
                <text:p>1993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70">
                <text:p>1970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67">
                <text:p>1967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29">
                <text:p>1929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27">
                <text:p>1927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68">
                <text:p>1968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40">
                <text:p>2040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61">
                <text:p>196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6">
                <text:p>1996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96">
                <text:p>1996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15">
                <text:p>2015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53">
                <text:p>2053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2">
                <text:p>1982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5">
                <text:p>1955</text:p>
              </table:table-cell>
              <table:table-cell office:value-type="float" office:value="750">
                <text:p>7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